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>
      <style:text-properties style:language-asian="zh" style:country-asian="CN"/>
    </style:style>
    <style:style style:name="P3" style:family="paragraph" style:parent-style-name="Standard" style:list-style-name="L4"/>
    <style:style style:name="P4" style:family="paragraph" style:parent-style-name="Standard" style:list-style-name="L5"/>
    <style:style style:name="T1" style:family="text">
      <style:text-properties style:language-asian="zh" style:country-asian="CN"/>
    </style:style>
    <style:style style:name="T2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istics:</text:p>
      <text:list xml:id="list3074790038782975926" text:style-name="L2">
        <text:list-item>
          <text:p text:style-name="P1">Meet time</text:p>
          <text:p text:style-name="P1">two or three times a week, hopefully within 1 hour each session.</text:p>
          <text:p text:style-name="P1">6pm-2am PST, or 9am-12pm PST (depending on availability of jj).</text:p>
          <text:p text:style-name="P1">Skype?</text:p>
        </text:list-item>
        <text:list-item>
          <text:p text:style-name="P1">Document or code share/version control system</text:p>
          <text:p text:style-name="P1">Github? Google doc? Dropbox?</text:p>
        </text:list-item>
      </text:list>
      <text:p text:style-name="Standard"/>
      <text:p text:style-name="Standard">To do list by deliver date</text:p>
      <text:list xml:id="list8282406920327681541" text:style-name="L4">
        <text:list-item>
          <text:p text:style-name="P3"><text:span text:style-name="T1">页面</text:span>basic website (Hitch?) functionality:</text:p>
          <text:p text:style-name="P2">参考 www.zimride.com</text:p>
          <text:p text:style-name="P3">login (facebook?)</text:p>
          <text:p text:style-name="P3">website content (about us, our mission, why carpool, why Hitch) -lz</text:p>
          <text:p text:style-name="P3">search interface</text:p>
          <text:p text:style-name="P3"/>
        </text:list-item>
        <text:list-item>
          <text:p text:style-name="P2">业务逻辑</text:p>
          <text:p text:style-name="P3">search algorithm in java -lz/jj</text:p>
          <text:p text:style-name="P3">database JDBC API?</text:p>
          <text:p text:style-name="P3">pricing scheme? -lz</text:p>
          <text:p text:style-name="P3"/>
        </text:list-item>
        <text:list-item>
          <text:p text:style-name="P3"><text:span text:style-name="T1">数据收集 </text:span>web crawling of target websites (<text:span text:style-name="T1">not necessarily all, </text:span>2-3 by deliver date is fine)<text:span text:style-name="T1">, idea is to do this daily/hourly to keep our own db updated.</text:span></text:p>
          <text:p text:style-name="P3"><text:a xlink:type="simple" xlink:href="http://www.zimride.com/">www.zimride.com</text:a></text:p>
          <text:p text:style-name="P3">erideshare.com</text:p>
          <text:p text:style-name="P3"><text:a xlink:type="simple" xlink:href="http://www.goloco.org/">www.goloco.org</text:a></text:p>
          <text:p text:style-name="P3"><text:a xlink:type="simple" xlink:href="http://www.ridester.com/">www.ridester.com</text:a></text:p>
          <text:p text:style-name="P3"><text:a xlink:type="simple" xlink:href="http://www.nuride.com/">www.nuride.com</text:a></text:p>
          <text:p text:style-name="P3">craigslist</text:p>
          <text:p text:style-name="P3"/>
        </text:list-item>
        <text:list-item>
          <text:p text:style-name="P3">Pitch -lz</text:p>
          <text:p text:style-name="P3">TA position, learn as you go</text:p>
        </text:list-item>
      </text:list>
      <text:p text:style-name="Standard"><text:line-break/>Timeline:</text:p>
      <text:p text:style-name="Standard"><text:tab/>deliver date: end of summer quarter, Thu, August 15<text:span text:style-name="T2">th</text:span>.</text:p>
      <text:p text:style-name="Standard"><text:tab/>Milestones:</text:p>
      <text:list xml:id="list4302140360510452150" text:style-name="L5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OpenOffice.org/3.4.1$Win32 OpenOffice.org_project/341m1$Build-9593</meta:generator>
    <dc:date>2013-06-22T02:05:01.98</dc:date>
    <meta:document-statistic meta:table-count="0" meta:image-count="0" meta:object-count="0" meta:page-count="1" meta:paragraph-count="29" meta:word-count="142" meta:character-count="837"/>
    <meta:user-defined meta:name="Info 1"/>
    <meta:user-defined meta:name="Info 2"/>
    <meta:user-defined meta:name="Info 3"/>
    <meta:user-defined meta:name="Info 4"/>
  </office:meta>
</office:document-meta>
</file>